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NewPS" svg:font-family="CourierNewPS"/>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color="#000000" style:font-name="Times" fo:font-size="12pt"/>
    </style:style>
    <style:style style:name="P2" style:family="paragraph" style:parent-style-name="Standard">
      <style:paragraph-properties fo:line-height="150%">
        <style:tab-stops>
          <style:tab-stop style:position="6.6929in"/>
        </style:tab-stops>
      </style:paragraph-properties>
      <style:text-properties fo:color="#000000" style:font-name="Times" fo:font-size="12pt"/>
    </style:style>
    <style:style style:name="P3" style:family="paragraph" style:parent-style-name="Standard">
      <style:paragraph-properties fo:line-height="150%" fo:text-align="justify" style:justify-single-word="false"/>
      <style:text-properties fo:color="#000000" style:font-name="Times" fo:font-size="12pt"/>
    </style:style>
    <style:style style:name="P4" style:family="paragraph" style:parent-style-name="Standard">
      <style:paragraph-properties fo:line-height="150%"/>
      <style:text-properties fo:color="#000000" style:font-name="Times" fo:font-size="12pt" fo:font-weight="bold"/>
    </style:style>
    <style:style style:name="P5" style:family="paragraph" style:parent-style-name="Standard">
      <style:paragraph-properties fo:line-height="150%" fo:text-align="justify" style:justify-single-word="false"/>
      <style:text-properties fo:color="#000000" style:font-name="Times" fo:font-size="12pt" fo:font-weight="bold"/>
    </style:style>
    <style:style style:name="P6" style:family="paragraph" style:parent-style-name="Standard">
      <style:paragraph-properties fo:line-height="150%" fo:text-align="justify" style:justify-single-word="false"/>
      <style:text-properties fo:color="#000000" style:font-name="Times" fo:font-size="12pt" fo:font-weight="bold" style:font-weight-asian="bold" style:font-weight-complex="bold"/>
    </style:style>
    <style:style style:name="P7" style:family="paragraph" style:parent-style-name="Standard">
      <style:paragraph-properties fo:line-height="150%" fo:text-align="center" style:justify-single-word="false"/>
      <style:text-properties fo:color="#000000" style:font-name="Times" fo:font-size="28pt" fo:font-weight="bold"/>
    </style:style>
    <style:style style:name="P8" style:family="paragraph" style:parent-style-name="Standard">
      <style:paragraph-properties fo:line-height="150%"/>
      <style:text-properties fo:color="#000000" style:font-name="Times" fo:font-size="16pt" fo:font-weight="bold"/>
    </style:style>
    <style:style style:name="P9" style:family="paragraph" style:parent-style-name="Standard">
      <style:paragraph-properties fo:line-height="150%"/>
      <style:text-properties style:font-name="Times" fo:font-size="12pt"/>
    </style:style>
    <style:style style:name="P10" style:family="paragraph" style:parent-style-name="Standard">
      <style:paragraph-properties fo:line-height="150%"/>
      <style:text-properties style:font-name="Times" fo:font-size="12pt" fo:letter-spacing="normal"/>
    </style:style>
    <style:style style:name="P11" style:family="paragraph" style:parent-style-name="Standard">
      <style:paragraph-properties fo:margin-left="0.1965in" fo:margin-right="0in" fo:line-height="150%" fo:text-indent="0in" style:auto-text-indent="false">
        <style:tab-stops>
          <style:tab-stop style:position="6.4965in"/>
        </style:tab-stops>
      </style:paragraph-properties>
      <style:text-properties fo:color="#000000" style:font-name="Times" fo:font-size="12pt"/>
    </style:style>
    <style:style style:name="P12" style:family="paragraph" style:parent-style-name="Text_20_body">
      <style:text-properties fo:color="#002349" style:font-name="CourierNewPS" fo:font-size="12pt" fo:font-weight="bold" fo:background-color="#ffffff"/>
    </style:style>
    <style:style style:name="P13" style:family="paragraph" style:parent-style-name="Text_20_body">
      <style:paragraph-properties fo:line-height="150%" fo:text-align="justify" style:justify-single-word="false"/>
      <style:text-properties fo:color="#002349" style:font-name="CourierNewPS" fo:font-size="12pt" fo:font-weight="bold" fo:background-color="#ffffff"/>
    </style:style>
    <style:style style:name="P14" style:family="paragraph" style:parent-style-name="Standard">
      <style:paragraph-properties fo:line-height="150%"/>
      <style:text-properties fo:color="#000000" style:font-name="Times" fo:font-size="12pt" fo:font-style="normal" style:font-style-asian="normal" style:font-style-complex="normal"/>
    </style:style>
    <style:style style:name="P15" style:family="paragraph" style:parent-style-name="Standard">
      <style:paragraph-properties fo:line-height="150%" fo:text-align="justify" style:justify-single-word="false"/>
      <style:text-properties fo:color="#000000" style:font-name="Times" fo:font-size="12pt" fo:font-style="normal" style:font-style-asian="normal" style:font-style-complex="normal"/>
    </style:style>
    <style:style style:name="P16" style:family="paragraph" style:parent-style-name="Standard" style:list-style-name="L3">
      <style:paragraph-properties fo:line-height="150%"/>
      <style:text-properties fo:color="#000000" style:font-name="Times" fo:font-size="12pt" fo:font-style="normal" style:font-style-asian="normal" style:font-style-complex="normal"/>
    </style:style>
    <style:style style:name="P17" style:family="paragraph" style:parent-style-name="Standard" style:list-style-name="L4">
      <style:paragraph-properties fo:line-height="150%"/>
      <style:text-properties fo:color="#000000" style:font-name="Times" fo:font-size="12pt" fo:font-style="normal" style:font-style-asian="normal" style:font-style-complex="normal"/>
    </style:style>
    <style:style style:name="P18" style:family="paragraph" style:parent-style-name="Standard">
      <style:paragraph-properties fo:line-height="150%" fo:text-align="justify" style:justify-single-word="false"/>
      <style:text-properties fo:color="#000000" style:font-name="Times" fo:font-size="12pt" fo:font-style="normal" fo:font-weight="bold" style:font-style-asian="normal" style:font-weight-asian="bold" style:font-style-complex="normal" style:font-weight-complex="bold"/>
    </style:style>
    <style:style style:name="P19" style:family="paragraph" style:parent-style-name="Standard">
      <style:paragraph-properties fo:line-height="150%"/>
      <style:text-properties fo:color="#000000" style:font-name="Times" fo:font-size="12pt"/>
    </style:style>
    <style:style style:name="P20" style:family="paragraph" style:parent-style-name="Standard" style:list-style-name="L1">
      <style:paragraph-properties fo:line-height="150%"/>
      <style:text-properties fo:color="#000000" style:font-name="Times" fo:font-size="12pt"/>
    </style:style>
    <style:style style:name="P21" style:family="paragraph" style:parent-style-name="Standard" style:list-style-name="L2">
      <style:paragraph-properties fo:line-height="150%"/>
      <style:text-properties fo:color="#000000" style:font-name="Times" fo:font-size="12pt"/>
    </style:style>
    <style:style style:name="P22" style:family="paragraph" style:parent-style-name="Standard" style:list-style-name="L3">
      <style:paragraph-properties fo:line-height="150%"/>
      <style:text-properties fo:color="#000000" style:font-name="Times" fo:font-size="12pt"/>
    </style:style>
    <style:style style:name="P23" style:family="paragraph" style:parent-style-name="Standard" style:list-style-name="L4">
      <style:paragraph-properties fo:line-height="150%"/>
      <style:text-properties fo:color="#000000" style:font-name="Times" fo:font-size="12pt"/>
    </style:style>
    <style:style style:name="P24" style:family="paragraph" style:parent-style-name="Standard">
      <style:paragraph-properties fo:line-height="150%" fo:text-align="justify" style:justify-single-word="false"/>
      <style:text-properties fo:color="#000000" style:font-name="Times" fo:font-size="12pt"/>
    </style:style>
    <style:style style:name="P25" style:family="paragraph" style:parent-style-name="Standard">
      <style:paragraph-properties fo:line-height="150%"/>
      <style:text-properties fo:color="#000000" style:font-name="Times" fo:font-size="12pt" fo:font-weight="bold" style:font-weight-asian="bold" style:font-weight-complex="bold"/>
    </style:style>
    <style:style style:name="P26" style:family="paragraph" style:parent-style-name="Standard">
      <style:paragraph-properties fo:line-height="150%" fo:text-align="justify" style:justify-single-word="false"/>
      <style:text-properties fo:color="#000000" style:font-name="Times" fo:font-size="12pt" fo:font-weight="bold" style:font-weight-asian="bold" style:font-weight-complex="bold"/>
    </style:style>
    <style:style style:name="T1" style:family="text">
      <style:text-properties fo:letter-spacing="normal"/>
    </style:style>
    <style:style style:name="T2" style:family="text">
      <style:text-properties fo:letter-spacing="normal" fo:font-style="italic"/>
    </style:style>
    <style:style style:name="T3" style:family="text">
      <style:text-properties fo:color="#000000"/>
    </style:style>
    <style:style style:name="T4" style:family="text">
      <style:text-properties fo:color="#000000" fo:letter-spacing="normal"/>
    </style:style>
    <style:style style:name="T5" style:family="text">
      <style:text-properties fo:color="#000000" fo:font-style="italic"/>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style:font-style-asian="normal" style:font-style-complex="normal"/>
    </style:style>
    <style:style style:name="T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nishell</text:p>
      <text:p text:style-name="P8">Table des matières</text:p>
      <text:p text:style-name="P2"><text:a xlink:type="simple" xlink:href="#__RefHeading___Toc490_1687053135" text:style-name="Internet_20_link" text:visited-style-name="Visited_20_Internet_20_Link">Main loop<text:tab/>1</text:a></text:p>
      <text:p text:style-name="P2"><text:a xlink:type="simple" xlink:href="#__RefHeading___Toc492_1687053135" text:style-name="Internet_20_link" text:visited-style-name="Visited_20_Internet_20_Link">Parser<text:tab/>1</text:a></text:p>
      <text:p text:style-name="P2"><text:a xlink:type="simple" xlink:href="#__RefHeading___Toc494_1687053135" text:style-name="Internet_20_link" text:visited-style-name="Visited_20_Internet_20_Link">Lexer<text:tab/>1</text:a></text:p>
      <text:p text:style-name="P11"><text:a xlink:type="simple" xlink:href="#__RefHeading___Toc496_1687053135" text:style-name="Internet_20_link" text:visited-style-name="Visited_20_Internet_20_Link">Tokens<text:tab/>1</text:a></text:p>
      <text:p text:style-name="P3"/>
      <text:p text:style-name="P3"/>
      <text:p text:style-name="P5">Main loop</text:p>
      <text:p text:style-name="P3"/>
      <text:p text:style-name="P3">- scan for commands</text:p>
      <text:p text:style-name="P3">- parse the string into tokens</text:p>
      <text:p text:style-name="P3">- check grammar and syntax</text:p>
      <text:p text:style-name="P3">- produce an error code / output the intended commands</text:p>
      <text:p text:style-name="P3"/>
      <text:p text:style-name="P4">Parser</text:p>
      <text:p text:style-name="P3"/>
      <text:p text:style-name="P3">The parser is the software component that reads the command line and puts it into a data structure called Command Table, that will store the commands that will be executed. It is constituted by the Lexer, which creates <text:span text:style-name="T7">tokens</text:span><text:span text:style-name="T9">, and the Parser per se that processes the tokens according to a grammar and builds the Command Table.</text:span></text:p>
      <text:p text:style-name="P15"/>
      <text:p text:style-name="P3"/>
      <text:p text:style-name="P4">Lexer (Lexical Analyzer)</text:p>
      <text:p text:style-name="P3"/>
      <text:p text:style-name="P3">Takes the input characters and puts the characters together into words called <text:span text:style-name="T7">tokens</text:span><text:span text:style-name="T9">. </text:span></text:p>
      <text:p text:style-name="P15"/>
      <text:p text:style-name="P18">Command Table</text:p>
      <text:p text:style-name="P15"/>
      <text:p text:style-name="P3"><text:span text:style-name="T9">The Command Table is an array of SimpleCommand structs. A SimpleCommand </text:span><text:span text:style-name="T7">struct</text:span><text:span text:style-name="T9"> contains </text:span><text:soft-page-break/><text:span text:style-name="T9">members for the command and arguments of a single entry in the pipeline. The parser will also look in the command line for possible redirections. </text:span></text:p>
      <text:p text:style-name="P3"><text:span text:style-name="T9">Example : “ls -al | grep me &gt; file1” generates the following Command Table </text:span></text:p>
      <text:p text:style-name="P3"><text:span text:style-name="T9">0: ls <text:s text:c="5"/>| <text:s/>-al <text:s text:c="2"/>| <text:s text:c="2"/>NULL</text:span></text:p>
      <text:p text:style-name="P3"><text:span text:style-name="T9">1: grep <text:s/>| <text:s/>me <text:s text:c="2"/>| <text:s text:c="2"/>NULL</text:span></text:p>
      <text:p text:style-name="P3"><text:span text:style-name="T9">Redirection : in = default <text:s text:c="2"/>| <text:s text:c="2"/>out = file1 <text:s text:c="2"/>| <text:s text:c="2"/>err = default</text:span></text:p>
      <text:p text:style-name="P3"/>
      <text:p text:style-name="P4">Tokens</text:p>
      <text:p text:style-name="P1"/>
      <text:p text:style-name="P1">A character or series of characters. Groups characters that are inside quotation marks.</text:p>
      <text:p text:style-name="P1"/>
      <text:p text:style-name="P1">Token recognition rules</text:p>
      <text:p text:style-name="P1">The shell shall break its input into tokens by applying the first applicable rule below to the next character in its input. The token shall be from the current position in the input until a token is delimited according to one of the rules. If it is indicated that a token is delimited, and no characters have been included in a token, processing shall continue until an actual token is delimited.</text:p>
      <text:p text:style-name="P1">1. If the end of input is recognized, the current token shall be delimited. If there is no current token, the end-of-input indicator shall be returned as the token.</text:p>
      <text:p text:style-name="P1">2. If the previous character was used as part of an operator and the current character is not quoted and can be used with the current characters to form an operator, it shall be used as part of that (operator) token.</text:p>
      <text:p text:style-name="P1">3. If the previous character was used as part of an operator and the current character cannot be used with the current characters to form an operator, the operator containing the previous character shall be delimited.</text:p>
      <text:p text:style-name="P1">4. If the current character is a single or double quote and it is not itself quoted, it shall affect quoting for subsequent characters up to the end of the quoted text. During token recognition no substitutions shall be actually performed, and the resulting token shall contain exactly the characters that appear in the input. The token shall not be delimited by the end of the quoted field.</text:p>
      <text:p text:style-name="P1">5. If the current character is an unquoted ‘$’, the shell shall identify the start of any candidates for parameter expansion, command substitution or arithmetic expansion from their introductory unquoted character sequences. The shell shall read sufficient input to determine the end of the unit to be expanded. When processing the characters, if instanced of expansions or quoting are found nested within the substitution, the shell shall recursively process them in the manner specified for the construct that is found. <text:span text:style-name="T4">The characters found from the beginning of the substitution to its end, allowing for any recursion necessary to recognize embedded constructs, shall be included unmodified in the result token, including any embedded or enclosing substitution operators or quotes. The token shall not be delimited by the end of the substitution.</text:span></text:p>
      <text:p text:style-name="P1">6. If the current character is not quoted and <text:s/>can be used as the first character of a new operator, <text:soft-page-break/>the current token (if any) shall be delimited. The current character shall be used as the beginning of the next (operator) token.</text:p>
      <text:p text:style-name="P1">7. If the current character is an unquoted &lt;newline&gt;, the current token shall be delimited.</text:p>
      <text:p text:style-name="P1">8. If the current character is an unquoted &lt;blank&gt;, any token containing the previous character is delimited and the current character shall be discarded.</text:p>
      <text:p text:style-name="P1">9. If the previous character was part of a word, the current character shall be appended to that word. </text:p>
      <text:p text:style-name="P1">10. The current character is used as the start of a new word.</text:p>
      <text:p text:style-name="P1"/>
      <text:p text:style-name="P9"><text:span text:style-name="T3">Single quotes : </text:span><text:span text:style-name="T1">Enclosing characters in single-quotes ( '' ) shall preserve the literal value of each character within the single-quotes. A single-quote cannot occur within single-quotes.</text:span></text:p>
      <text:p text:style-name="P10"/>
      <text:p text:style-name="P10">Double quotes : Preserve the literal value of all characters within, with the exceptions of dollar sign, backquotes and backslash.</text:p>
      <text:p text:style-name="P10">‘$’ shall retain its special meaning introducing parameter expansion. The input characters affected by the ‘$’ are not affected by the double quote, but rather shall define the command whose output replaces the “$(…)” when the word is expanded. Tokenizing rules (not including alias substitution) shall be applied to find the matching ‘)’ to the ‘(‘ after the ‘$’.</text:p>
      <text:p text:style-name="P1"/>
      <text:p text:style-name="P1">Variables</text:p>
      <text:p text:style-name="P1"/>
      <text:p text:style-name="P1">Variables shall be initialized from the environment and can be given new values with variable assignment commands. If a variable is initialized from the environment, it should be marked for export immediately. </text:p>
      <text:p text:style-name="P1">The following variables shall affect the execution of the shell :</text:p>
      <text:p text:style-name="P1"><text:span text:style-name="T6">ENV</text:span> : This variable shall be subjected to parameter expansion by the shell, and the resulting value shall be used as a pathname of a file containing shell commands to execute in the current environment. The file need not be executable. If the expanded value of <text:span text:style-name="T6">ENV</text:span> is not an absolute pathname, the results are unspecified. <text:s/></text:p>
      <text:p text:style-name="P1"><text:span text:style-name="T6">HOME</text:span> : The pathname of the user’s home directory. </text:p>
      <text:p text:style-name="P1"><text:span text:style-name="T6">IFS</text:span> : Input Field Separators. A string treated as a list of characters that is used for field splitting and to split lines into fields with the <text:span text:style-name="T6">read</text:span> command. If <text:span text:style-name="T6">IFS</text:span> is not set, the shell shall behave as if its value was &lt;space&gt;, &lt;tab&gt; and &lt;newline&gt;.</text:p>
      <text:p text:style-name="P1"><text:span text:style-name="T6">LANG</text:span> : Provides a default value for the internationalization variables that are unset or null.</text:p>
      <text:p text:style-name="P1"><text:span text:style-name="T6">LC_ALL</text:span> : The value of this variable overrides the <text:span text:style-name="T6">LC_*</text:span> variables and <text:span text:style-name="T6">LANG</text:span>.</text:p>
      <text:p text:style-name="P1"><text:span text:style-name="T6">LC_COLLATE</text:span> : Determines the behavior of range expressions, equivalence classes, and multi-character collating elements within pattern matching.</text:p>
      <text:p text:style-name="P9"><text:span text:style-name="T5">LC_CTYPE</text:span><text:span text:style-name="T3"> : </text:span><text:span text:style-name="T1">Determine the interpretation of sequences of bytes of text data as characters (for example, single-byte as opposed to multi-byte characters), which characters are defined as letters (character class alpha) and &lt;blank&gt;s (character class blank), and the behavior of character </text:span><text:soft-page-break/><text:span text:style-name="T1">classes within pattern matching. Changing the value of LC_CTYPE after the shell has started shall not affect the lexical processing of shell commands in the current shell execution environment or its subshells.</text:span><text:span text:style-name="T3"> </text:span></text:p>
      <text:p text:style-name="P1"><text:span text:style-name="T6">LC_MESSAGES</text:span> : Determines the language in which the messages should be written.</text:p>
      <text:p text:style-name="P9"><text:span text:style-name="T5">LINENO</text:span><text:span text:style-name="T3"> : </text:span><text:span text:style-name="T1">Set by the shell to a decimal number representing the current sequential line number </text:span><text:span text:style-name="T1">(numbered starting with 1) within a script or function before it executes each command. If the user unsets or resets </text:span><text:span text:style-name="T2">LINENO ,</text:span><text:span text:style-name="T1"> the variable may lose its special meaning for the life of the shell. If the shell is not currently executing a script or function, the value of </text:span><text:span text:style-name="T2">LINENO</text:span><text:span text:style-name="T1"> is unspecified.</text:span></text:p>
      <text:p text:style-name="P9"><text:span text:style-name="T2">NLSPATH</text:span><text:span text:style-name="T1"> : Determines the location of message catalogs for the processing of </text:span><text:span text:style-name="T2">LC_MESSAGES</text:span><text:span text:style-name="T1">.</text:span></text:p>
      <text:p text:style-name="P9"><text:span text:style-name="T2">PATH</text:span><text:span text:style-name="T1"> : A string used to effect command interpretation. </text:span></text:p>
      <text:p text:style-name="P9"><text:span text:style-name="T2">PPID</text:span><text:span text:style-name="T1"> : Set by the shell to the decimal process ID of the process that invoked this shell. In a </text:span><text:span text:style-name="T2">subshell</text:span><text:span text:style-name="T1">, </text:span><text:span text:style-name="T2">PPID</text:span><text:span text:style-name="T1"> shall be set to the same value as that of the parent process of the current shell. </text:span></text:p>
      <text:p text:style-name="P9"><text:span text:style-name="T2">PS1</text:span><text:span text:style-name="T1"> : Each time an interactive shell is ready to read a command, the value of this variable shall be subjected to parameter expansion and written to standard error. The default value shall be “$ “. </text:span></text:p>
      <text:p text:style-name="P9"><text:span text:style-name="T2">PS2</text:span><text:span text:style-name="T1"> : Each time the user enters a &lt;newline&gt; prior to completing a command line in an interactive shell, the value of this variable shall bu subjected to parameter expansion and written to standard error. </text:span></text:p>
      <text:p text:style-name="P9"><text:span text:style-name="T2">PS4</text:span><text:span text:style-name="T1"> : When an execution trace is being performed in an interactive shell, before each line in the execution trace, the value of this variable shall be subjected to parameter expansion and written to standard error. The default value is "+ ".</text:span></text:p>
      <text:p text:style-name="P9"><text:span text:style-name="T2">PWD</text:span><text:span text:style-name="T1"> : Set by the shell to be an absolute pathname of the current working directory, containing no components of type symbolic link, no components that are dot, and no components that are dot-dot when the shell is initialized. If an application sets or unsets the value of </text:span><text:span text:style-name="T2">PWD</text:span><text:span text:style-name="T1">, the behaviors of </text:span><text:span text:style-name="T2">cd</text:span><text:span text:style-name="T1"> and </text:span><text:span text:style-name="T2">pwd</text:span><text:span text:style-name="T1"> are unspecified. </text:span></text:p>
      <text:p text:style-name="P10"><text:s/></text:p>
      <text:p text:style-name="P10">Word Expansion</text:p>
      <text:p text:style-name="P10"/>
      <text:p text:style-name="P10">The order of word expansion shall be as follows :</text:p>
      <text:p text:style-name="P10">1. Tilde expansion, parameter expansion, command substitution, and arithmetic expansion shall be performed, beginning to end.</text:p>
      <text:p text:style-name="P9"><text:span text:style-name="T1">2. Field splitting shall be performed on the portions of the fields generated by step 1, unless </text:span><text:span text:style-name="T2">IFS</text:span><text:span text:style-name="T1"> is null.</text:span></text:p>
      <text:p text:style-name="P10">2. Pathname expansion shall be performed.</text:p>
      <text:p text:style-name="P10">4. Quote removal shall always be performed last. </text:p>
      <text:p text:style-name="P10"/>
      <text:p text:style-name="P10">The expansions described in this section shall occur in the same shell environment as that in which the command is executed.</text:p>
      <text:p text:style-name="P10"/>
      <text:p text:style-name="P10">If the complete expansion appropriate for a word results in an empty field, that empty field shall <text:soft-page-break/>be deleted from the list of fields that form the completely expanded command, unless the original word contained single-quote or double-quote characters.</text:p>
      <text:p text:style-name="P10"/>
      <text:p text:style-name="P10">The '$' character is used to introduce parameter expansion, command substitution, or arithmetic evaluation. If an unquoted '$' is followed by a character that is either not numeric, the name of one of the special parameters, a valid first character of a variable name, a left curly brace ( '{' ) or a left parenthesis, the result is unspecified.</text:p>
      <text:p text:style-name="P10"/>
      <text:p text:style-name="P10">Parameter Expansion</text:p>
      <text:p text:style-name="P10"/>
      <text:p text:style-name="P1">The format for parameter expansion is as follow : ${expression} </text:p>
      <text:p text:style-name="P1">Its simplest form is : ${parameter}</text:p>
      <text:p text:style-name="P1">The value, if any, of <text:span text:style-name="T6">parameter</text:span> shall be substituted.</text:p>
      <text:p text:style-name="P9"><text:span text:style-name="T1">The parameter name or symbol can be enclosed in braces, which are optional except for positional parameters with more than one digit or when </text:span><text:span text:style-name="T2">parameter</text:span><text:span text:style-name="T1"> is followed by a character that could be interpreted as part of the name. The matching closing brace shall be determined by counting brace levels, skipping over enclosed quoted strings, and command substitutions.</text:span></text:p>
      <text:p text:style-name="P10">If a parameter expansion occurs inside double quotes, pathname expansion and field splitting shall not be performed on the results of the expansion.</text:p>
      <text:p text:style-name="P1"/>
      <text:p text:style-name="P1">Field Splitting</text:p>
      <text:p text:style-name="P1"/>
      <text:p text:style-name="P1">After parameter expansion, the shell shall scan the results of expansions and substitutions that did not occur in double quotes for field splitting and ;multiple fields can result. </text:p>
      <text:p text:style-name="P1">The shell shall treat each character of <text:span text:style-name="T6">IFS</text:span> as a delimiter.</text:p>
      <text:p text:style-name="P1">If the value of <text:span text:style-name="T6">IFS</text:span> is &lt;space&gt;, &lt;tab&gt; and &lt;newline&gt;, or if it is unset, any sequence of these characters at the start or end of the input shall be ignored, and any sequence of these characters within the input shall delimit a field.</text:p>
      <text:p text:style-name="P1">If the value of <text:span text:style-name="T6">IFS</text:span> is null, no field splitting shall be performed. Otherwise, the following rules shall be applied in sequence (the term “<text:span text:style-name="T6">IFS</text:span> white space” denotes any sequence of white space characters that are in the <text:span text:style-name="T6">IFS</text:span> value) <text:s/>:</text:p>
      <text:p text:style-name="P1">1. <text:span text:style-name="T6">IFS</text:span> white space shall be ignored at the beginning and end of input</text:p>
      <text:p text:style-name="P1">2. Each occurrence in the input of an <text:span text:style-name="T6">IFS</text:span> character that is not <text:span text:style-name="T6">IFS</text:span> white space, along with any adjacent <text:span text:style-name="T6">IFS</text:span> white space, shall delimit a field</text:p>
      <text:p text:style-name="P1">3. Non-zero length <text:span text:style-name="T6">IFS</text:span> white space shall delimit a field</text:p>
      <text:p text:style-name="P1"/>
      <text:p text:style-name="P1">Pathname Expansion</text:p>
      <text:p text:style-name="P1"/>
      <text:p text:style-name="P1">After field splitting, each field in the resulting command line shall be expanded. </text:p>
      <text:p text:style-name="P1"/>
      <text:p text:style-name="P1"><text:soft-page-break/>Quote Removal</text:p>
      <text:p text:style-name="P1"/>
      <text:p text:style-name="P1">The quote characters that were present in the original word shall be removed, unless they have been quoted themselves.</text:p>
      <text:p text:style-name="P1"/>
      <text:p text:style-name="P1">Shell Grammar</text:p>
      <text:p text:style-name="P1"/>
      <text:p text:style-name="P1">Lexical conventions</text:p>
      <text:p text:style-name="P1">Formal syntaxic rules take precedence over text syntax descriptions exposed earlier. They're used to determine what a token is. Following rules shall be applied in order :</text:p>
      <text:list xml:id="list5527253909026984284" text:style-name="L1">
        <text:list-item>
          <text:p text:style-name="P20">A &lt;newline&gt; shall be returned as the token identifier NEWLINE.</text:p>
        </text:list-item>
        <text:list-item>
          <text:p text:style-name="P20">If the token is an operator, the token identifier for this operator shall result.</text:p>
        </text:list-item>
        <text:list-item>
          <text:p text:style-name="P20">If the string consists solely of digits and the delimiter character is one of '&lt;' or '&gt;', the token identifier IO_NUMBER shall be returned.</text:p>
        </text:list-item>
        <text:list-item>
          <text:p text:style-name="P20">Otherwise, the token identifier TOKEN results.</text:p>
        </text:list-item>
      </text:list>
      <text:p text:style-name="P1"/>
      <text:p text:style-name="P1">Grammar rules</text:p>
      <text:list xml:id="list5527574774246585062" text:style-name="L2">
        <text:list-item>
          <text:p text:style-name="P21">[command name] : When the token is exactly a reserved word, the token identifier for that reserved word shall result. Otherwise, the token WORD shall be returned. </text:p>
        </text:list-item>
        <text:list-item>
          <text:p text:style-name="P21">[redirection to or from filename] : The expansions specified in Redirection shall occur. Exactly one field can result.</text:p>
        </text:list-item>
        <text:list-item>
          <text:p text:style-name="P21">[redirection from here-document] : Quote removal shall be applied to the word to determine the delimiter that is used to find the end of the here-document that begins after the next &lt;newline&gt;.</text:p>
        </text:list-item>
      </text:list>
      <text:p text:style-name="P1"/>
      <text:p text:style-name="P1"/>
      <text:p text:style-name="P6">Executor</text:p>
      <text:p text:style-name="P3"/>
      <text:p text:style-name="P3">Takes the Command Table generated by the parser and for every Simple Command in the array it will create a new process. If necessary, it will create pipes to communicate the output of one process to the input of the next one. It will redirect STDIN, STDOUT and STDERR if there are any redirections. </text:p>
      <text:p text:style-name="P3"/>
      <text:p text:style-name="P3">Example : “A | B | C | D &gt; outfile &lt; infile &gt; errfile”</text:p>
      <text:p text:style-name="P3">The input from the first Simple Command A is redirected from <text:span text:style-name="T7">infile</text:span><text:span text:style-name="T9">, the output of the last Simple Command D is redirected to </text:span><text:span text:style-name="T7">outfile</text:span><text:span text:style-name="T9">, and the STDERR of all Simple Command processes will be redirected to </text:span><text:span text:style-name="T7">errfile</text:span><text:span text:style-name="T9">. </text:span></text:p>
      <text:p text:style-name="P3"><text:span text:style-name="T9"/></text:p>
      <text:p text:style-name="P3"><text:span text:style-name="T9">Example of a function to create processes for each Simple Command :</text:span></text:p>
      <text:p text:style-name="P13"><text:span text:style-name="T9">void execute() </text:span></text:p>
      <text:p text:style-name="P13"><text:soft-page-break/><text:span text:style-name="T9">{ </text:span></text:p>
      <text:p text:style-name="P12"><text:tab/>int ret; </text:p>
      <text:p text:style-name="P12"><text:tab/>for ( int i = 0; i &lt; _numberOfSimpleCommands; i++ ) </text:p>
      <text:p text:style-name="P12"><text:tab/>{ </text:p>
      <text:p text:style-name="P12"><text:tab/><text:tab/>ret = fork(); </text:p>
      <text:p text:style-name="P12"><text:tab/><text:tab/>if (ret == 0) </text:p>
      <text:p text:style-name="P12"><text:tab/><text:tab/>{ </text:p>
      <text:p text:style-name="P12"><text:tab/><text:tab/><text:tab/>//child execvp(sCom[i]­&gt;_args[0], sCom[i]­&gt;_args); <text:tab/><text:tab/><text:tab/>perror(“execvp”); </text:p>
      <text:p text:style-name="P12"><text:tab/><text:tab/><text:tab/>_exit(1); </text:p>
      <text:p text:style-name="P12"><text:tab/><text:tab/>} </text:p>
      <text:p text:style-name="P12"><text:tab/><text:tab/>else if (ret &lt; 0) </text:p>
      <text:p text:style-name="P12"><text:tab/><text:tab/>{ </text:p>
      <text:p text:style-name="P12"><text:tab/><text:tab/><text:tab/>perror(“fork”); </text:p>
      <text:p text:style-name="P12"><text:tab/><text:tab/><text:tab/>return; </text:p>
      <text:p text:style-name="P12"><text:tab/><text:tab/>} </text:p>
      <text:p text:style-name="P12"><text:tab/><text:tab/>// Parent shell continue </text:p>
      <text:p text:style-name="P12"><text:tab/>} // for </text:p>
      <text:p text:style-name="P12"><text:tab/>if (!background) </text:p>
      <text:p text:style-name="P12"><text:tab/>{ // wait for last process </text:p>
      <text:p text:style-name="P12"><text:tab/><text:tab/>waitpid(ret, NULL); </text:p>
      <text:p text:style-name="P12"><text:tab/>} </text:p>
      <text:p text:style-name="P12">}// execute </text:p>
      <text:p text:style-name="P3"><text:span text:style-name="T9"/></text:p>
      <text:p text:style-name="P25">Redirection</text:p>
      <text:p text:style-name="P1"/>
      <text:p text:style-name="P1">Redirection is used to open and close files for the current shell environment or for any command. The format used for redirection is : [<text:span text:style-name="T6">n</text:span>]<text:span text:style-name="T6">redir-op word</text:span></text:p>
      <text:p text:style-name="P3"><text:soft-page-break/><text:span text:style-name="T9">The number </text:span><text:span text:style-name="T8">n</text:span><text:span text:style-name="T9"> is an optional file descriptor.</text:span></text:p>
      <text:p text:style-name="P3"><text:span text:style-name="T9"/></text:p>
      <text:p text:style-name="P3"><text:span text:style-name="T9">The strategy is to have the parent process do all the piping and redirection before forking. This way the child processes will inherit the redirection. The parent needs to save input/output and restore it at the end. For an example of code, see the Purdue course's section on Pipes. </text:span></text:p>
      <text:p text:style-name="P3"><text:span text:style-name="T9"/></text:p>
      <text:p text:style-name="P6"><text:span text:style-name="T9">Built-in functions</text:span></text:p>
      <text:p text:style-name="P3"><text:span text:style-name="T9"/></text:p>
      <text:p text:style-name="P3"><text:span text:style-name="T9">All built-in functions are executed by the parent process. This is because we want functions like </text:span><text:span text:style-name="T7">setenv</text:span><text:span text:style-name="T9"> or </text:span><text:span text:style-name="T7">cd</text:span><text:span text:style-name="T9"> to modify the state of the parent shell. </text:span></text:p>
      <text:p text:style-name="P3"><text:span text:style-name="T9"/></text:p>
      <text:p text:style-name="P3"><text:span text:style-name="T9"/></text:p>
      <text:p text:style-name="P1"/>
      <text:p text:style-name="P1">Signals and Error handling</text:p>
      <text:p text:style-name="P1"/>
      <text:p text:style-name="P1">Signals shall have the values inherited by the shell from its parent. </text:p>
      <text:p text:style-name="P1"/>
      <text:p text:style-name="P1">Shell Execution Environment</text:p>
      <text:p text:style-name="P1"/>
      <text:p text:style-name="P1">Consists of the following :</text:p>
      <text:list xml:id="list8727039746893399761" text:style-name="L3">
        <text:list-item>
          <text:p text:style-name="P22">Open files inherited upon invocation of the shell, plus open files controlled by <text:span text:style-name="T7">exec</text:span></text:p>
        </text:list-item>
        <text:list-item>
          <text:p text:style-name="P22"><text:span text:style-name="T9">Working directory as set by </text:span><text:span text:style-name="T7">cd</text:span></text:p>
        </text:list-item>
        <text:list-item>
          <text:p text:style-name="P22"><text:span text:style-name="T9">File creation mask set by </text:span><text:span text:style-name="T7">umask</text:span></text:p>
        </text:list-item>
        <text:list-item>
          <text:p text:style-name="P22"><text:span text:style-name="T9">Current traps set by </text:span><text:span text:style-name="T7">trap</text:span></text:p>
        </text:list-item>
        <text:list-item>
          <text:p text:style-name="P22"><text:span text:style-name="T9">Shell parameters that are set by variable assignment (see </text:span><text:span text:style-name="T7">set</text:span><text:span text:style-name="T9"> built-in) or inherited by the shell when it begins (see </text:span><text:span text:style-name="T7">export</text:span><text:span text:style-name="T9"> built-in)</text:span></text:p>
        </text:list-item>
        <text:list-item>
          <text:p text:style-name="P16">Shell functions</text:p>
        </text:list-item>
        <text:list-item>
          <text:p text:style-name="P22"><text:span text:style-name="T9">Options turned on at invocation by </text:span><text:span text:style-name="T7">set</text:span></text:p>
        </text:list-item>
        <text:list-item>
          <text:p text:style-name="P16">Shell aliases</text:p>
        </text:list-item>
      </text:list>
      <text:p text:style-name="P14"/>
      <text:p text:style-name="P14">Utilities other than the special built-ins shall be invoked in a separate environment that consists of the following :</text:p>
      <text:list xml:id="list7640088199172182165" text:style-name="L4">
        <text:list-item>
          <text:p text:style-name="P23"><text:span text:style-name="T9">Open files inherited on invocation of the shell, opened files controlled by </text:span><text:span text:style-name="T7">exec</text:span><text:span text:style-name="T9">, plus any modifications and additions specified by any redirection to this utility</text:span></text:p>
        </text:list-item>
        <text:list-item>
          <text:p text:style-name="P17">Current working directory</text:p>
        </text:list-item>
        <text:list-item>
          <text:p text:style-name="P17">File creation mask</text:p>
        </text:list-item>
        <text:list-item>
          <text:p text:style-name="P23"><text:span text:style-name="T9">Variables with the </text:span><text:span text:style-name="T7">export</text:span><text:span text:style-name="T9"> attribute, along with those explicitly exported for the duration of the command, shall be passed to the utility environment variables</text:span></text:p>
        </text:list-item>
      </text:list>
      <text:p text:style-name="P1"/>
      <text:p text:style-name="P1">The environment of the shell process shall not be modified by the utility, unless explicitly <text:soft-page-break/>specified by the utility description (<text:span text:style-name="T7">cd</text:span><text:span text:style-name="T9"> for example).</text:span></text:p>
      <text:p text:style-name="P14">A subshell shall be created as a duplicate of the main shell (except for traps that should be set to their default values). A modification to a subshell shall not modify the main shell. Each command of a multi-command pipeline is in a subshell environment. </text:p>
      <text:p text:style-name="P1"/>
      <text:p text:style-name="P4">Functions</text:p>
      <text:p text:style-name="P1"/>
      <text:p text:style-name="P4">Readline</text:p>
      <text:p text:style-name="P1"/>
      <text:p text:style-name="P1">Prototype : char *readline (const char *prompt)</text:p>
      <text:p text:style-name="P1">Reads a line from the terminal, and returns it using “<text:span text:style-name="T6">prompt</text:span>” as prompt. </text:p>
      <text:p text:style-name="P1">The line returned is allocated and should be freed after us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NewPS" svg:font-family="CourierNewPS"/>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dc:date>2022-05-03T18:36:10</dc:date>
    <meta:editing-duration>PT3H4M22S</meta:editing-duration>
    <meta:editing-cycles>5</meta:editing-cycles>
    <meta:document-statistic meta:table-count="0" meta:image-count="0" meta:object-count="0" meta:page-count="9" meta:paragraph-count="154" meta:word-count="2630" meta:character-count="15588"/>
  </office:meta>
</office:document-meta>
</file>